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Liberation Serif" svg:font-family="'Liberation Serif'" style:font-family-generic="roman" style:font-pitch="variable"/>
    <style:font-face style:name="Mangal1" svg:font-family="Mangal, 'Courier New'"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none" fo:country="none" fo:font-weight="bold" style:language-asian="none" style:country-asian="none" style:font-weight-asian="bold" style:font-name-complex="Times New Roman"/>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style>
    <style:style style:name="P3" style:family="paragraph" style:parent-style-name="Standard">
      <style:paragraph-properties fo:text-align="justify" style:justify-single-word="false"/>
      <style:text-properties style:font-name="Times New Roman" style:font-name-complex="Times New Roman"/>
    </style:style>
    <style:style style:name="P4" style:family="paragraph" style:parent-style-name="Standard">
      <style:paragraph-properties fo:text-align="justify" style:justify-single-word="false"/>
      <style:text-properties style:font-name="Times New Roman" style:font-name-complex="Times New Roman" style:font-size-complex="12pt"/>
    </style:style>
    <style:style style:name="P5" style:family="paragraph" style:parent-style-name="Standard">
      <style:paragraph-properties fo:text-align="justify" style:justify-single-word="false"/>
      <style:text-properties style:font-name="Times New Roman" fo:font-size="18pt" style:font-size-asian="18pt" style:font-name-complex="Times New Roman" style:font-size-complex="18pt"/>
    </style:style>
    <style:style style:name="P6"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size-complex="14pt"/>
    </style:style>
    <style:style style:name="P7"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size-complex="12pt"/>
    </style:style>
    <style:style style:name="P8" style:family="paragraph" style:parent-style-name="Standard">
      <style:paragraph-properties fo:text-align="justify" style:justify-single-word="false"/>
    </style:style>
    <style:style style:name="P9" style:family="paragraph" style:parent-style-name="Standard" style:list-style-name="">
      <style:paragraph-properties fo:margin-left="0cm" fo:margin-right="0cm" fo:text-align="justify" style:justify-single-word="false" fo:text-indent="0cm" style:auto-text-indent="false"/>
      <style:text-properties style:font-name="Times New Roman" fo:font-size="12pt" style:font-size-asian="12pt" style:font-name-complex="Times New Roman" style:font-size-complex="12pt"/>
    </style:style>
    <style:style style:name="P10" style:family="paragraph" style:parent-style-name="Heading">
      <style:paragraph-properties fo:text-align="end" style:justify-single-word="false"/>
      <style:text-properties style:font-name="Times New Roman" style:font-name-complex="Times New Roman"/>
    </style:style>
    <style:style style:name="P11" style:family="paragraph" style:parent-style-name="Heading" style:master-page-name="Standard">
      <style:paragraph-properties fo:margin-top="0.423cm" fo:margin-bottom="1.27cm" loext:contextual-spacing="false" fo:text-align="end" style:justify-single-word="false" style:page-number="1"/>
    </style:style>
    <style:style style:name="P12" style:family="paragraph" style:parent-style-name="Heading">
      <style:paragraph-properties fo:margin-top="0cm" fo:margin-bottom="0.706cm" loext:contextual-spacing="false" fo:text-align="end" style:justify-single-word="false"/>
      <style:text-properties style:font-name="Times New Roman" fo:font-size="20pt" style:font-size-asian="20pt" style:font-name-complex="Times New Roman"/>
    </style:style>
    <style:style style:name="P13" style:family="paragraph" style:parent-style-name="ByLine">
      <style:paragraph-properties fo:text-align="end" style:justify-single-word="false"/>
      <style:text-properties style:font-name="Times New Roman" style:font-name-complex="Times New Roman"/>
    </style:style>
    <style:style style:name="P14" style:family="paragraph" style:parent-style-name="ByLine">
      <style:paragraph-properties fo:margin-top="0.42cm" fo:margin-bottom="0cm" loext:contextual-spacing="false" fo:text-align="end" style:justify-single-word="false"/>
      <style:text-properties style:font-name="Times New Roman" style:font-name-complex="Times New Roman"/>
    </style:style>
    <style:style style:name="P15" style:family="paragraph" style:parent-style-name="ByLine">
      <style:paragraph-properties fo:margin-top="0.42cm" fo:margin-bottom="0.101cm" loext:contextual-spacing="false" fo:text-align="end" style:justify-single-word="false"/>
      <style:text-properties style:font-name="Times New Roman" officeooo:rsid="000e0d22" officeooo:paragraph-rsid="000e0d22" style:font-name-complex="Times New Roman"/>
    </style:style>
    <style:style style:name="P16" style:family="paragraph" style:parent-style-name="ByLine">
      <style:paragraph-properties fo:margin-top="0.42cm" fo:margin-bottom="1.101cm" loext:contextual-spacing="false" fo:text-align="end" style:justify-single-word="false"/>
      <style:text-properties style:font-name="Times New Roman" officeooo:rsid="000e0d22" officeooo:paragraph-rsid="000e0d22" style:font-name-complex="Times New Roman"/>
    </style:style>
    <style:style style:name="P17" style:family="paragraph" style:parent-style-name="Contents_20_1">
      <style:text-properties style:font-name="Times New Roman" fo:language="none" fo:country="none" fo:font-weight="bold" style:language-asian="none" style:country-asian="none" style:font-weight-asian="bold" style:font-name-complex="Times New Roman"/>
    </style:style>
    <style:style style:name="P18" style:family="paragraph" style:parent-style-name="Heading_20_2">
      <style:paragraph-properties fo:text-align="justify" style:justify-single-word="false"/>
    </style:style>
    <style:style style:name="P19" style:family="paragraph" style:parent-style-name="Heading_20_2">
      <style:paragraph-properties fo:text-align="justify" style:justify-single-word="false"/>
      <style:text-properties style:font-name="Times New Roman" style:font-name-complex="Times New Roman"/>
    </style:style>
    <style:style style:name="P20" style:family="paragraph" style:parent-style-name="Heading_20_2">
      <style:paragraph-properties fo:margin-left="0.101cm" fo:margin-right="0cm" fo:text-align="justify" style:justify-single-word="false" fo:text-indent="0cm" style:auto-text-indent="false"/>
      <style:text-properties style:font-name="Times New Roman" style:font-name-complex="Times New Roman"/>
    </style:style>
    <style:style style:name="P21" style:family="paragraph" style:parent-style-name="Heading_20_2" style:list-style-name="">
      <style:paragraph-properties fo:margin-left="0cm" fo:margin-right="0cm" fo:text-align="justify" style:justify-single-word="false" fo:text-indent="0cm" style:auto-text-indent="false"/>
      <style:text-properties style:font-name="Times New Roman" style:font-name-complex="Times New Roman"/>
    </style:style>
    <style:style style:name="P22" style:family="paragraph" style:parent-style-name="Heading_20_2" style:list-style-name="">
      <style:paragraph-properties fo:margin-left="0cm" fo:margin-right="0cm" fo:text-align="justify" style:justify-single-word="false" fo:text-indent="0cm" style:auto-text-indent="false"/>
      <style:text-properties style:font-name="Times New Roman" fo:font-size="18pt" style:font-size-asian="18pt" style:font-name-complex="Times New Roman" style:font-size-complex="18pt"/>
    </style:style>
    <style:style style:name="P23" style:family="paragraph" style:parent-style-name="Heading_20_1">
      <style:paragraph-properties fo:text-align="justify" style:justify-single-word="false"/>
      <style:text-properties style:font-name="Times New Roman" style:font-name-complex="Times New Roman"/>
    </style:style>
    <style:style style:name="P24" style:family="paragraph" style:parent-style-name="Heading_20_1" style:master-page-name="Convert_20_2">
      <style:paragraph-properties fo:text-align="justify" style:justify-single-word="false" style:page-number="1"/>
      <style:text-properties style:font-name="Times New Roman" style:font-name-complex="Times New Roman"/>
    </style:style>
    <style:style style:name="P25" style:family="paragraph" style:parent-style-name="Header">
      <style:paragraph-properties>
        <style:tab-stops>
          <style:tab-stop style:position="8.255cm" style:type="center"/>
          <style:tab-stop style:position="16.986cm" style:type="right"/>
        </style:tab-stops>
      </style:paragraph-properties>
    </style:style>
    <style:style style:name="P26" style:family="paragraph" style:parent-style-name="Footer">
      <style:paragraph-properties fo:text-align="center" style:justify-single-word="false"/>
    </style:style>
    <style:style style:name="P27"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28" style:family="paragraph" style:parent-style-name="TOCEntry">
      <style:paragraph-properties fo:text-align="justify" style:justify-single-word="false"/>
    </style:style>
    <style:style style:name="P29" style:family="paragraph" style:parent-style-name="TOCEntry">
      <style:paragraph-properties fo:text-align="justify" style:justify-single-word="false"/>
      <style:text-properties style:font-name="Times New Roman" style:font-name-complex="Times New Roman"/>
    </style:style>
    <style:style style:name="P30" style:family="paragraph" style:parent-style-name="TOCEntry" style:master-page-name="Convert_20_1">
      <style:paragraph-properties fo:text-align="justify" style:justify-single-word="false" style:page-number="auto"/>
    </style:style>
    <style:style style:name="P31" style:family="paragraph" style:parent-style-name="TOCEntry">
      <style:paragraph-properties fo:margin-top="0.212cm" fo:margin-bottom="0.423cm" loext:contextual-spacing="false" fo:text-align="justify" style:justify-single-word="false"/>
      <style:text-properties style:font-name="Times New Roman" style:font-name-complex="Times New Roman"/>
    </style:style>
    <style:style style:name="P32" style:family="paragraph" style:parent-style-name="template">
      <style:paragraph-properties fo:text-align="justify" style:justify-single-word="false"/>
    </style:style>
    <style:style style:name="P33" style:family="paragraph" style:parent-style-name="template" style:list-style-name="WW8Num8">
      <style:paragraph-properties fo:text-align="justify" style:justify-single-word="false"/>
    </style:style>
    <style:style style:name="P34" style:family="paragraph" style:parent-style-name="template">
      <style:paragraph-properties fo:text-align="justify" style:justify-single-word="false"/>
      <style:text-properties style:font-name="Times New Roman" fo:font-style="normal" style:font-style-asian="normal" style:font-name-complex="Times New Roman"/>
    </style:style>
    <style:style style:name="P35" style:family="paragraph" style:parent-style-name="template" style:list-style-name="WW8Num2">
      <style:paragraph-properties fo:text-align="justify" style:justify-single-word="false"/>
      <style:text-properties style:font-name="Times New Roman" fo:font-style="normal" style:font-style-asian="normal" style:font-name-complex="Times New Roman"/>
    </style:style>
    <style:style style:name="P36" style:family="paragraph" style:parent-style-name="template" style:list-style-name="WW8Num3">
      <style:paragraph-properties fo:text-align="justify" style:justify-single-word="false"/>
      <style:text-properties style:font-name="Times New Roman" fo:font-style="normal" style:font-style-asian="normal" style:font-name-complex="Times New Roman"/>
    </style:style>
    <style:style style:name="P37" style:family="paragraph" style:parent-style-name="template" style:list-style-name="WW8Num4">
      <style:paragraph-properties fo:text-align="justify" style:justify-single-word="false"/>
      <style:text-properties style:font-name="Times New Roman" fo:font-style="normal" style:font-style-asian="normal" style:font-name-complex="Times New Roman"/>
    </style:style>
    <style:style style:name="P38" style:family="paragraph" style:parent-style-name="template" style:list-style-name="WW8Num5">
      <style:paragraph-properties fo:text-align="justify" style:justify-single-word="false"/>
      <style:text-properties style:font-name="Times New Roman" fo:font-style="normal" style:font-style-asian="normal" style:font-name-complex="Times New Roman"/>
    </style:style>
    <style:style style:name="P39" style:family="paragraph" style:parent-style-name="template" style:list-style-name="WW8Num6">
      <style:paragraph-properties fo:text-align="justify" style:justify-single-word="false"/>
      <style:text-properties style:font-name="Times New Roman" fo:font-style="normal" style:font-style-asian="normal" style:font-name-complex="Times New Roman"/>
    </style:style>
    <style:style style:name="P40" style:family="paragraph" style:parent-style-name="template" style:list-style-name="WW8Num7">
      <style:paragraph-properties fo:text-align="justify" style:justify-single-word="false"/>
      <style:text-properties style:font-name="Times New Roman" fo:font-style="normal" style:font-style-asian="normal" style:font-name-complex="Times New Roman"/>
    </style:style>
    <style:style style:name="P41" style:family="paragraph" style:parent-style-name="template" style:list-style-name="WW8Num9">
      <style:paragraph-properties fo:text-align="justify" style:justify-single-word="false"/>
      <style:text-properties style:font-name="Times New Roman" fo:font-style="normal" style:font-style-asian="normal" style:font-name-complex="Times New Roman"/>
    </style:style>
    <style:style style:name="P42" style:family="paragraph" style:parent-style-name="template">
      <style:paragraph-properties fo:text-align="justify" style:justify-single-word="false"/>
      <style:text-properties style:font-name="Times New Roman" style:font-name-complex="Times New Roman"/>
    </style:style>
    <style:style style:name="P43" style:family="paragraph" style:parent-style-name="template">
      <style:paragraph-properties fo:text-align="justify" style:justify-single-word="false"/>
      <style:text-properties style:font-name="Times New Roman" fo:font-size="12pt" fo:font-style="normal" style:font-size-asian="12pt" style:font-style-asian="normal" style:font-name-complex="Times New Roman" style:font-size-complex="12pt"/>
    </style:style>
    <style:style style:name="P44" style:family="paragraph" style:parent-style-name="template">
      <style:paragraph-properties fo:margin-left="1.27cm" fo:margin-right="0cm" fo:text-align="justify" style:justify-single-word="false" fo:text-indent="0cm" style:auto-text-indent="false"/>
      <style:text-properties style:font-name="Times New Roman" style:font-name-complex="Times New Roman"/>
    </style:style>
    <style:style style:name="T1" style:family="text">
      <style:text-properties style:font-name="Times New Roman" style:font-name-complex="Times New Roman"/>
    </style:style>
    <style:style style:name="T2" style:family="text">
      <style:text-properties style:font-name="Times New Roman" style:font-name-complex="Times New Roman" style:font-size-complex="12pt"/>
    </style:style>
    <style:style style:name="T3" style:family="text">
      <style:text-properties style:font-name="Times New Roman" fo:language="none" fo:country="none" style:language-asian="none" style:country-asian="none" style:font-name-complex="Times New Roman"/>
    </style:style>
    <style:style style:name="T4" style:family="text">
      <style:text-properties style:font-name="Times New Roman" fo:font-style="normal" style:font-style-asian="normal" style:font-name-complex="Times New Roman"/>
    </style:style>
    <style:style style:name="T5" style:family="text">
      <style:text-properties style:font-name="Times New Roman" fo:font-size="12pt" fo:font-style="normal" fo:font-weight="bold" style:font-size-asian="12pt" style:font-style-asian="normal" style:font-weight-asian="bold" style:font-name-complex="Times New Roman" style:font-size-complex="12pt" style:font-weight-complex="bold"/>
    </style:style>
    <style:style style:name="T6" style:family="text">
      <style:text-properties style:font-name="Times New Roman" fo:font-size="12pt" fo:font-style="normal" style:font-size-asian="12pt" style:font-style-asian="normal" style:font-name-complex="Times New Roman" style:font-size-complex="12pt"/>
    </style:style>
    <style:style style:name="T7" style:family="text">
      <style:text-properties style:font-name="Times New Roman" fo:font-size="12pt" fo:font-style="normal" style:font-size-asian="12pt" style:font-style-asian="normal" style:font-name-complex="Times New Roman" style:font-size-complex="12pt" style:font-style-complex="normal"/>
    </style:style>
    <style:style style:name="T8" style:family="text">
      <style:text-properties style:font-name="Times New Roman" fo:font-size="12pt" fo:font-style="normal" fo:font-weight="normal" style:font-size-asian="12pt" style:font-style-asian="normal" style:font-weight-asian="normal" style:font-name-complex="Times New Roman" style:font-size-complex="12pt"/>
    </style:style>
    <style:style style:name="T9" style:family="text">
      <style:text-properties style:font-name="Times New Roman" fo:font-size="12pt" fo:font-weight="normal" style:font-size-asian="12pt" style:font-weight-asian="normal" style:font-name-complex="Times New Roman" style:font-size-complex="12pt"/>
    </style:style>
    <style:style style:name="T10" style:family="text">
      <style:text-properties style:font-name="Times New Roman" fo:font-size="14pt" fo:font-weight="bold" style:font-size-asian="14pt" style:font-weight-asian="bold" style:font-name-complex="Times New Roman" style:font-size-complex="14pt"/>
    </style:style>
    <style:style style:name="T11" style:family="text">
      <style:text-properties fo:font-weight="bold" style:font-weight-asian="bold"/>
    </style:style>
    <style:style style:name="T12" style:family="text">
      <style:text-properties fo:font-size="12pt" style:font-size-asian="12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ext:s text:c="12"/>Software Requirements Specification</text:span></text:p>
      <text:p text:style-name="P12">for</text:p>
      <text:p text:style-name="P10">Railway Management System</text:p>
      <text:p text:style-name="P13">Version 1.0 approved</text:p>
      <text:p text:style-name="P14">Prepared by </text:p>
      <text:p text:style-name="P15">Rishikesh Prabupatkar (30)</text:p>
      <text:p text:style-name="P15">Siddhant Sawant (35)</text:p>
      <text:p text:style-name="P16">Shubham Yadav (42)</text:p>
      <text:p text:style-name="P13">SJCEM</text:p>
      <text:p text:style-name="P13">04/02/2019</text:p>
      <text:p text:style-name="P13"/>
      <text:p text:style-name="P30"><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ext:span text:style-name="T1">Table of Contents<text:tab/></text:span><text:a xlink:type="simple" xlink:href="#__RefHeading___Toc441230970" text:style-name="Index_20_Link" text:visited-style-name="Index_20_Link"><text:span text:style-name="Index_20_Link"><text:span text:style-name="T1">ii</text:span></text:span></text:a></text:p>
          <text:p text:style-name="Contents_20_1"><text:span text:style-name="T1">Revision History<text:tab/></text:span><text:a xlink:type="simple" xlink:href="#__RefHeading___Toc441230971" text:style-name="Index_20_Link" text:visited-style-name="Index_20_Link"><text:span text:style-name="Index_20_Link"><text:span text:style-name="T1">ii</text:span></text:span></text:a></text:p>
          <text:p text:style-name="Contents_20_1"><text:span text:style-name="T1">1.<text:tab/>Introduction<text:tab/></text:span><text:a xlink:type="simple" xlink:href="#__RefHeading___Toc441230972" text:style-name="Index_20_Link" text:visited-style-name="Index_20_Link"><text:span text:style-name="Index_20_Link"><text:span text:style-name="T1">1</text:span></text:span></text:a></text:p>
          <text:p text:style-name="P27"><text:span text:style-name="T3">1.1<text:tab/>Purpose<text:tab/></text:span><text:a xlink:type="simple" xlink:href="#__RefHeading___Toc441230973" text:style-name="Index_20_Link" text:visited-style-name="Index_20_Link"><text:span text:style-name="Index_20_Link"><text:span text:style-name="T3">1</text:span></text:span></text:a></text:p>
          <text:p text:style-name="P27"><text:span text:style-name="T3">1.2<text:tab/>Document Conventions<text:tab/></text:span><text:a xlink:type="simple" xlink:href="#__RefHeading___Toc441230974" text:style-name="Index_20_Link" text:visited-style-name="Index_20_Link"><text:span text:style-name="Index_20_Link"><text:span text:style-name="T3">1</text:span></text:span></text:a></text:p>
          <text:p text:style-name="P27"><text:span text:style-name="T3">1.3<text:tab/>Intended Audience and Reading Suggestions<text:tab/></text:span><text:a xlink:type="simple" xlink:href="#__RefHeading___Toc441230975" text:style-name="Index_20_Link" text:visited-style-name="Index_20_Link"><text:span text:style-name="Index_20_Link"><text:span text:style-name="T3">1</text:span></text:span></text:a></text:p>
          <text:p text:style-name="P27"><text:span text:style-name="T3">1.4<text:tab/>Product Scope<text:tab/></text:span><text:a xlink:type="simple" xlink:href="#__RefHeading___Toc441230976" text:style-name="Index_20_Link" text:visited-style-name="Index_20_Link"><text:span text:style-name="Index_20_Link"><text:span text:style-name="T3">1</text:span></text:span></text:a></text:p>
          <text:p text:style-name="P27"><text:span text:style-name="T3">1.5<text:tab/>References<text:tab/></text:span><text:a xlink:type="simple" xlink:href="#__RefHeading___Toc441230977" text:style-name="Index_20_Link" text:visited-style-name="Index_20_Link"><text:span text:style-name="Index_20_Link"><text:span text:style-name="T3">1</text:span></text:span></text:a></text:p>
          <text:p text:style-name="Contents_20_1"><text:span text:style-name="T1">2.<text:tab/>Overall Description<text:tab/></text:span><text:a xlink:type="simple" xlink:href="#__RefHeading___Toc441230978" text:style-name="Index_20_Link" text:visited-style-name="Index_20_Link"><text:span text:style-name="Index_20_Link"><text:span text:style-name="T1">2</text:span></text:span></text:a></text:p>
          <text:p text:style-name="P27"><text:span text:style-name="T3">2.1<text:tab/>Product Perspective<text:tab/></text:span><text:a xlink:type="simple" xlink:href="#__RefHeading___Toc441230979" text:style-name="Index_20_Link" text:visited-style-name="Index_20_Link"><text:span text:style-name="Index_20_Link"><text:span text:style-name="T3">2</text:span></text:span></text:a></text:p>
          <text:p text:style-name="P27"><text:span text:style-name="T3">2.2<text:tab/>Product Functions<text:tab/></text:span><text:a xlink:type="simple" xlink:href="#__RefHeading___Toc441230980" text:style-name="Index_20_Link" text:visited-style-name="Index_20_Link"><text:span text:style-name="Index_20_Link"><text:span text:style-name="T3">2</text:span></text:span></text:a></text:p>
          <text:p text:style-name="P27"><text:span text:style-name="T3">2.3<text:tab/>User Classes and Characteristics<text:tab/></text:span><text:span text:style-name="Index_20_Link"><text:span text:style-name="T3">3</text:span></text:span></text:p>
          <text:p text:style-name="P27"><text:span text:style-name="T3">2.4<text:tab/>Operating Environment<text:tab/>3</text:span></text:p>
          <text:p text:style-name="P27"><text:span text:style-name="T3">2.5<text:tab/>Design and Implementation Constraints<text:tab/></text:span><text:span text:style-name="Index_20_Link"><text:span text:style-name="T3">3</text:span></text:span></text:p>
          <text:p text:style-name="P27"><text:span text:style-name="T3">2.6<text:tab/>User Documentation<text:tab/></text:span><text:span text:style-name="Index_20_Link"><text:span text:style-name="T3">3</text:span></text:span></text:p>
          <text:p text:style-name="P27"><text:span text:style-name="T3">2.7<text:tab/>Assumptions and Dependencies<text:tab/></text:span><text:a xlink:type="simple" xlink:href="#__RefHeading___Toc441230985" text:style-name="Index_20_Link" text:visited-style-name="Index_20_Link"><text:span text:style-name="Index_20_Link"><text:span text:style-name="T3">3</text:span></text:span></text:a></text:p>
          <text:p text:style-name="Contents_20_1"><text:span text:style-name="T1">3.<text:tab/>External Interface Requirements<text:tab/></text:span><text:span text:style-name="Index_20_Link"><text:span text:style-name="T1">4</text:span></text:span></text:p>
          <text:p text:style-name="P27"><text:span text:style-name="T3">3.1<text:tab/>User Interfaces<text:tab/></text:span><text:span text:style-name="Index_20_Link"><text:span text:style-name="T3">4</text:span></text:span></text:p>
          <text:p text:style-name="P27"><text:span text:style-name="T3">3.2<text:tab/>Hardware Interfaces<text:tab/></text:span><text:span text:style-name="Index_20_Link"><text:span text:style-name="T3">4</text:span></text:span></text:p>
          <text:p text:style-name="P27"><text:span text:style-name="T3">3.3<text:tab/>Software Interfaces<text:tab/></text:span><text:span text:style-name="Index_20_Link"><text:span text:style-name="T3">4</text:span></text:span></text:p>
          <text:p text:style-name="P27"><text:span text:style-name="T3">3.4<text:tab/>Communications Interfaces<text:tab/></text:span><text:span text:style-name="Index_20_Link"><text:span text:style-name="T3">4</text:span></text:span></text:p>
          <text:p text:style-name="Contents_20_1"><text:span text:style-name="T1">4.<text:tab/>System Features<text:tab/></text:span><text:span text:style-name="Index_20_Link"><text:span text:style-name="T1">5</text:span></text:span></text:p>
          <text:p text:style-name="P27"><text:span text:style-name="T3">4.1<text:tab/>Functional Requirement<text:tab/></text:span><text:span text:style-name="Index_20_Link"><text:span text:style-name="T3">5</text:span></text:span></text:p>
          <text:p text:style-name="P27"><text:span text:style-name="T3">4.2<text:tab/>Non Functional Requriment<text:tab/></text:span><text:span text:style-name="Index_20_Link"><text:span text:style-name="T3">6</text:span></text:span></text:p>
          <text:p text:style-name="Contents_20_1"><text:span text:style-name="T1">5.<text:tab/>Other Requirements<text:tab/></text:span><text:span text:style-name="Index_20_Link"><text:span text:style-name="T1">7</text:span></text:span></text:p>
          <text:p text:style-name="Contents_20_1"><text:span text:style-name="T1">Appendix A: Glossary<text:tab/></text:span><text:span text:style-name="Index_20_Link"><text:span text:style-name="T1">7</text:span></text:span></text:p>
        </text:index-body>
      </text:table-of-content>
      <text:p text:style-name="P17"/>
      <text:p text:style-name="P1"/>
      <text:p text:style-name="P2"/>
      <text:h text:style-name="P24" text:outline-level="1"><text:bookmark-start text:name="__RefHeading___Toc441230972"/>Introduction<text:bookmark-end text:name="__RefHeading___Toc441230972"/></text:h>
      <text:h text:style-name="P18" text:outline-level="2"><text:bookmark-start text:name="__RefHeading___Toc441230973"/><text:span text:style-name="T1">Purpose</text:span><text:bookmark-end text:name="__RefHeading___Toc441230973"/><text:span text:style-name="T1"> </text:span></text:h>
      <text:p text:style-name="P34">The purpose of this document is to describe the Railway Management System product with the release number 0.1. This document contains the functional and non-functional requirements of the project. This document contains the guidelines for website developers system</text:p>
      <text:p text:style-name="P34">engineers and designers to start working the project.</text:p>
      <text:h text:style-name="P19" text:outline-level="2"><text:bookmark-start text:name="__RefHeading___Toc441230975"/>Intended Audience and Reading Suggestions<text:bookmark-end text:name="__RefHeading___Toc441230975"/></text:h>
      <text:p text:style-name="P34">The intended audience for this projects would be both the passengers as well as railway staff. The customers who don't want to stand in line for more a long time can use this system to easily book tickets. The users will know the information about the available seats, fare and distance. The railway staff can use this <text:s/>to review the number of passengers</text:p>
      <text:h text:style-name="P20" text:outline-level="2"><text:bookmark-start text:name="__RefHeading___Toc441230976"/>Product Scope<text:bookmark-end text:name="__RefHeading___Toc441230976"/></text:h>
      <text:p text:style-name="P34">Railway Management System product is basically booking train tickets through an internet-based applications. The users can easily book tickets, select the class, ticket, and the source and <text:s/>destination of their journey. The project is specifically designed for the use of IRCTC and train travellers. The product will work as a complete user interface for ticket booking process and selecting seats. Railway Management System can be used by any person and can be reviewed by all railway staff to manage its journey details.insertion and monitoring .RMS can work as powerful ticket booking system for big railway companies and it is</text:p>
      <text:p text:style-name="P34">easy-to-use system for rising railway companies.</text:p>
      <text:h text:style-name="P19" text:outline-level="2"><text:bookmark-start text:name="__RefHeading___Toc441230977"/>References<text:bookmark-end text:name="__RefHeading___Toc441230977"/></text:h>
      <text:list xml:id="list2487810146" text:style-name="WW8Num2">
        <text:list-item>
          <text:p text:style-name="P35">IEEE 830-1998 standard for writing SRS document</text:p>
        </text:list-item>
      </text:list>
      <text:h text:style-name="P21" text:outline-level="2">1.5 <text:s text:c="3"/>Overview</text:h>
      <text:p text:style-name="P3">The remaining sections of this document provide a general description, including characteristics of the users of this project, the product's hardware, and the functional and data requirements of the product. General description of the project is discussed in section 2 of this document. Section 3 gives the functional requirements, data requirements and constraints and assumptions made while designing the E-Store. It also gives the user viewpoint of product. Section 3 also gives the specific requirements of the product. Section 3 also discusses the external interface requirements and gives detailed description of functional requirements. Section 4 is for supporting information.</text:p>
      <text:h text:style-name="P23" text:outline-level="1"><text:bookmark-start text:name="__RefHeading___Toc441230978"/><text:soft-page-break/>Overall Description<text:bookmark-end text:name="__RefHeading___Toc441230978"/></text:h>
      <text:h text:style-name="P19" text:outline-level="2"><text:bookmark-start text:name="__RefHeading___Toc441230979"/>Product Perspective<text:bookmark-end text:name="__RefHeading___Toc441230979"/></text:h>
      <text:p text:style-name="P34">RMS is a replacement for the ordinary <text:s/>Railway management systems which depend on paper work for recording book and users’ information.</text:p>
      <text:p text:style-name="P34"/>
      <text:p text:style-name="P34">RMS will provide an advanced ticket booking mechanism. The computerization of the reservation system will reduce a lot of paperwork and hence the load on the airline administrative staff.</text:p>
      <text:h text:style-name="P19" text:outline-level="2"><text:bookmark-start text:name="__RefHeading___Toc441230980"/>Product Functions<text:bookmark-end text:name="__RefHeading___Toc441230980"/></text:h>
      <text:p text:style-name="P34">Booking agents with varying levels of familiarity with computers will mostly use this system.</text:p>
      <text:p text:style-name="P34">With this in mind, an important feature of this software is that it be relatively simple to use.</text:p>
      <text:p text:style-name="P34">The scope of this project encompasses: -</text:p>
      <text:p text:style-name="P34"/>
      <text:p text:style-name="P32"><text:span text:style-name="T4"><text:s/></text:span><text:span text:style-name="T5">Search:</text:span><text:span text:style-name="T4"> This function allows the booking agent to search for train that are available</text:span></text:p>
      <text:p text:style-name="P34">between the two travel cities, namely the "Departure city" and "Arrival city" as desired by the</text:p>
      <text:p text:style-name="P34">traveller. The system initially prompts the agent for the departure and arrival city, the date of</text:p>
      <text:p text:style-name="P34">departure, preferred time slot and the number of passengers. It then displays a list of train</text:p>
      <text:p text:style-name="P34">available with different airlines between the designated cities on the specified date and time.</text:p>
      <text:p text:style-name="P34"/>
      <text:p text:style-name="P32"><text:span text:style-name="T4"><text:s/></text:span><text:span text:style-name="T5">Selection: </text:span><text:span text:style-name="T4">This function allows a particular train to be selected from the displayed list. All</text:span></text:p>
      <text:p text:style-name="P34">the details of the train are shown :-</text:p>
      <text:p text:style-name="P34"/>
      <text:p text:style-name="P34">1. train Number</text:p>
      <text:p text:style-name="P34">2. Date, time and place of departure</text:p>
      <text:p text:style-name="P34">3. Date, time and place of arrival</text:p>
      <text:p text:style-name="P34">4. TRAIN Duration</text:p>
      <text:p text:style-name="P34">5. Fare per head</text:p>
      <text:p text:style-name="P34">6. Number of stoppages – 0, 1, 2…</text:p>
      <text:p text:style-name="P34"/>
      <text:p text:style-name="P32"><text:span text:style-name="T4"><text:s/></text:span><text:span text:style-name="T5">Review:</text:span><text:span text:style-name="T4"> If the seats are available, then the software prompts for the booking of train. The</text:span></text:p>
      <text:p text:style-name="P34">train information is shown. The total fare including taxes is shown and flight details are</text:p>
      <text:p text:style-name="P34">reviewed.</text:p>
      <text:p text:style-name="P34"/>
      <text:p text:style-name="P32"><text:span text:style-name="T5"><text:s/>Traveller Information:</text:span><text:span text:style-name="T4"> It asks for the details of all the passengers</text:span></text:p>
      <text:p text:style-name="P34">including name, address, telephone number and e-mail id.</text:p>
      <text:p text:style-name="P34">supposed to travel</text:p>
      <text:p text:style-name="P34"/>
      <text:p text:style-name="P32"><text:span text:style-name="T4"><text:s/></text:span><text:span text:style-name="T5">Payment: </text:span><text:span text:style-name="T4">It asks the agent to enter the various credit card details of the person making the</text:span></text:p>
      <text:p text:style-name="P34">reservation.</text:p>
      <text:p text:style-name="P34"/>
      <text:p text:style-name="P34">1. Credit card type</text:p>
      <text:p text:style-name="P34">2. Credit card number</text:p>
      <text:p text:style-name="P34">3. CVC number of the card</text:p>
      <text:p text:style-name="P34">4. Expiration date of the card</text:p>
      <text:p text:style-name="P34">5. The name on the card</text:p>
      <text:p text:style-name="P34"/>
      <text:p text:style-name="P32"><text:span text:style-name="T4"><text:s/></text:span><text:span text:style-name="T5">Cancellation :</text:span><text:span text:style-name="T4"> The system also allows the passenger to cancel an existing reservation.</text:span></text:p>
      <text:p text:style-name="P34">This function registers the information regarding a passenger who has requested for a</text:p>
      <text:p text:style-name="P34"><text:soft-page-break/>cancellation of his/her ticket. It includes entries pertaining to the train No., Confirmation No.,</text:p>
      <text:p text:style-name="P34">Name, Date of Journey, Fare deducted.</text:p>
      <text:h text:style-name="P19" text:outline-level="2">User Classes and Characteristics</text:h>
      <text:p text:style-name="P34">Users of the website are members, technician and the administrators who maintain the website. Members are assumed to have basic knowledge of computers and Internet browsing. Administrators of the system should have more knowledge of internal modules of thesystem and are able to rectify small problems that may arise due to disk crashes, power failures and other catastrophes. Friendly user interface, online help and user guide must be sufficient to educate the users on how to use this product without any problems or difficultie</text:p>
      <text:h text:style-name="P19" text:outline-level="2">Operating Environment</text:h>
      <text:p text:style-name="P34">The RMS is a website and shall operate in all famous browsers, for a model we are taking Microsoft Internet Explorer versions 7.0, 8.0 and 9.0, with Flash Player 9 and JavaScript.</text:p>
      <text:h text:style-name="P19" text:outline-level="2">Design and Implementation Constraints</text:h>
      <text:p text:style-name="P34"/>
      <text:list xml:id="list2875841425" text:style-name="WW8Num3">
        <text:list-item>
          <text:p text:style-name="P36">The information of all users, train details must be stored in a database that is</text:p>
        </text:list-item>
      </text:list>
      <text:p text:style-name="P32"><text:span text:style-name="T4"><text:s text:c="12"/>accessible by the website.</text:span></text:p>
      <text:p text:style-name="P34"/>
      <text:list xml:id="list3356941997" text:style-name="WW8Num4">
        <text:list-item>
          <text:p text:style-name="P37">MS SQL Server will be used as SQL engine and database.</text:p>
        </text:list-item>
      </text:list>
      <text:p text:style-name="P44"/>
      <text:list xml:id="list4070927571" text:style-name="WW8Num5">
        <text:list-item>
          <text:p text:style-name="P38">The Online Railway Management <text:s/>System is running 24 hours a day.</text:p>
        </text:list-item>
      </text:list>
      <text:p text:style-name="P44"/>
      <text:list xml:id="list295240089" text:style-name="WW8Num6">
        <text:list-item>
          <text:p text:style-name="P39">Users may access RMS from any computer that has Internet browsing capabilities and an Internet connection.</text:p>
        </text:list-item>
      </text:list>
      <text:p text:style-name="P42"/>
      <text:list xml:id="list151607531192673" text:continue-numbering="true" text:style-name="WW8Num6">
        <text:list-item>
          <text:p text:style-name="P39">Users must have their correct usernames and passwords to enter into their online accounts and do actions.</text:p>
        </text:list-item>
      </text:list>
      <text:h text:style-name="P19" text:outline-level="2"><text:bookmark-start text:name="__RefHeading___Toc441230985"/>Assumptions and Dependencies<text:bookmark-end text:name="__RefHeading___Toc441230985"/></text:h>
      <text:p text:style-name="P3"/>
      <text:list xml:id="list1027437343" text:style-name="WW8Num7">
        <text:list-item>
          <text:p text:style-name="P40">Booking Agents will be having a valid user name an password to access the</text:p>
        </text:list-item>
      </text:list>
      <text:p text:style-name="P32"><text:span text:style-name="T4"><text:s text:c="12"/>software</text:span></text:p>
      <text:p text:style-name="P34"/>
      <text:list xml:id="list2754372252" text:style-name="WW8Num8">
        <text:list-item>
          <text:p text:style-name="P33"><text:span text:style-name="T4"><text:s/>The software needs booking agent to have complete knowledge of railways</text:span></text:p>
        </text:list-item>
      </text:list>
      <text:p text:style-name="P32"><text:span text:style-name="T4"><text:s text:c="13"/>reservation system.</text:span></text:p>
      <text:p text:style-name="P34"/>
      <text:list xml:id="list2549457072" text:style-name="WW8Num9">
        <text:list-item>
          <text:p text:style-name="P41">Software is dependent on access to internet.</text:p>
        </text:list-item>
      </text:list>
      <text:p text:style-name="P44"/>
      <text:list xml:id="list151607759716331" text:continue-numbering="true" text:style-name="WW8Num9">
        <text:list-item>
          <text:p text:style-name="P41">Website interface must be friendly and easy-to-use.</text:p>
        </text:list-item>
      </text:list>
      <text:p text:style-name="P44"/>
      <text:list xml:id="list151608615378265" text:continue-numbering="true" text:style-name="WW8Num9">
        <text:list-item>
          <text:p text:style-name="P41">The search mechanism should be simple and fast.</text:p>
        </text:list-item>
      </text:list>
      <text:p text:style-name="P42"/>
      <text:p text:style-name="P34"><text:s text:c="7"/></text:p>
      <text:h text:style-name="P23" text:outline-level="1"><text:soft-page-break/>External Interface Requirements</text:h>
      <text:h text:style-name="P19" text:outline-level="2">User Interfaces</text:h>
      <text:p text:style-name="P32"><text:span text:style-name="T6">The User interface of the software will use standard GUI made by using HTML and CSS for browser and Java or C++ for the iOS and Android applications respectively. Both the customer and administrator user interface <text:s/></text:span><text:span text:style-name="T7">would be a graphical user interface. The graphical user interface for the customer home page. </text:span><text:span text:style-name="T6">A Help link will appear on every screen that describes the function of each page to the user. <text:s/>The implementation should be written so that blind users can still interact with the system (using a screen reader.</text:span></text:p>
      <text:h text:style-name="P19" text:outline-level="2">Hardware Interfaces</text:h>
      <text:p text:style-name="P43">Database interfacing will use standard TCP/IP protocols, but using FOSS libraries, for computers connected to the internet via LAN Ethernet cables. Due to security concerns and the ease of hackers cracking WiFi hotspots, WiFi internet support with the software is prohibited by the software. The software detects whether a LAN or WiFi connection is used, and will terminate the program if WiFi is detected to be in use for the internet connection.</text:p>
      <text:p text:style-name="P43"/>
      <text:p text:style-name="P43">The PACS subsystem shall utilize USB support for importing photos directly from the devices into the PACS. Meanwhile, the HIS subsystem shall enter patient information with a secure connection through an encrypted computer or tablet being used by the medical staff of the hospital. An encrypted computer that has a secure VPN is the preferred method of communicating to the database.</text:p>
      <text:h text:style-name="P19" text:outline-level="2">Software Interfaces</text:h>
      <text:p text:style-name="P8"><text:span text:style-name="T1">The application should run on a Windows XP/2000 Operating System. Since the <text:s/>application needs a database to store all the customer details, airline, motel and package <text:s/>information, SQL server 2000 would be used. Visual Studio.NET 2003 would be used for creating the application. All the coding will <text:s/></text:span><text:span text:style-name="T4">be done in C#.</text:span></text:p>
      <text:h text:style-name="P18" text:outline-level="2"><text:span text:style-name="T1">Communications Interfaces</text:span></text:h>
      <text:p text:style-name="P8"><text:span text:style-name="T1">The Secure Socket Layer (SSL) protocol will be hard coded into the application to provide encryption and security and prevent unauthorized access to the system. </text:span><text:span text:style-name="T4">The Hypertext Transfer Protocol Secure (HTTPS) will use an SSL Digital certificate protocol to encrypt communication between the application, servers, and databases.</text:span></text:p>
      <text:p text:style-name="P3"/>
      <text:p text:style-name="P3"/>
      <text:p text:style-name="P3"/>
      <text:p text:style-name="P3"/>
      <text:p text:style-name="P3"/>
      <text:p text:style-name="P3"/>
      <text:p text:style-name="P3"/>
      <text:p text:style-name="P3"/>
      <text:h text:style-name="P22" text:outline-level="2"><text:soft-page-break/>4. <text:s/>Specific Requirements</text:h>
      <text:p text:style-name="P9">This includes the features and requirements that is needed by the user as well as the admin to use this platform smoothly and efficiently.</text:p>
      <text:p text:style-name="P5"/>
      <text:p text:style-name="P5"/>
      <text:p text:style-name="P6">4.1 <text:s text:c="2"/>Functional Requirements</text:p>
      <text:p text:style-name="P6"/>
      <text:p text:style-name="P7"/>
      <text:p text:style-name="P8"><text:span text:style-name="T2"><text:s text:c="10"/>Requirement <text:s text:c="7"/>ID R1.01.01</text:span></text:p>
      <text:p text:style-name="P8"><text:span text:style-name="T2"><text:s text:c="10"/>Title <text:s text:c="20"/>Register</text:span></text:p>
      <text:p text:style-name="P8"><text:span text:style-name="T2"><text:s text:c="10"/>Description <text:s text:c="9"/>This action is done entering personal details of the customers.</text:span></text:p>
      <text:p text:style-name="P8"><text:span text:style-name="T2"><text:s text:c="10"/>Priority <text:s text:c="16"/>2</text:span></text:p>
      <text:p text:style-name="P4"><text:s/></text:p>
      <text:p text:style-name="P8"><text:span text:style-name="T2"><text:s text:c="10"/>Requirement <text:s text:c="7"/>ID R1.01.02</text:span></text:p>
      <text:p text:style-name="P8"><text:span text:style-name="T2"><text:s text:c="10"/>Title <text:s text:c="20"/>Login</text:span></text:p>
      <text:p text:style-name="P8"><text:span text:style-name="T2"><text:s text:c="10"/>Description <text:s text:c="9"/>This action is done for entering credentials of the user.</text:span></text:p>
      <text:p text:style-name="P8"><text:span text:style-name="T2"><text:s text:c="10"/>Priority <text:s text:c="16"/>2</text:span></text:p>
      <text:p text:style-name="P4"/>
      <text:p text:style-name="P8"><text:span text:style-name="T2"><text:s text:c="10"/>Requirement <text:s text:c="7"/>ID R1.01.03</text:span></text:p>
      <text:p text:style-name="P8"><text:span text:style-name="T2"><text:s text:c="10"/>Title <text:s text:c="20"/>Class Selection</text:span></text:p>
      <text:p text:style-name="P8"><text:span text:style-name="T2"><text:s text:c="10"/>Description <text:s text:c="9"/>This action is done to select the class according his convenience.</text:span></text:p>
      <text:p text:style-name="P8"><text:span text:style-name="T2"><text:s text:c="10"/>Priority <text:s text:c="16"/>2</text:span></text:p>
      <text:p text:style-name="P4"><text:s text:c="3"/></text:p>
      <text:p text:style-name="P8"><text:span text:style-name="T2"><text:s text:c="10"/>Requirement <text:s text:c="7"/>ID R1.01.04</text:span></text:p>
      <text:p text:style-name="P8"><text:span text:style-name="T2"><text:s text:c="10"/>Title <text:s text:c="20"/>Route Selection</text:span></text:p>
      <text:p text:style-name="P8"><text:span text:style-name="T2"><text:s text:c="10"/>Description <text:s text:c="9"/>This action is done to select the Rs.50000.00travelling route from source to destination. <text:s text:c="29"/></text:span></text:p>
      <text:p text:style-name="P8"><text:span text:style-name="T2"><text:s text:c="10"/>Priority <text:s text:c="16"/>2</text:span></text:p>
      <text:p text:style-name="P4"><text:s/></text:p>
      <text:p text:style-name="P8"><text:span text:style-name="T2"><text:s text:c="10"/>Requirement <text:s text:c="7"/>ID R1.01.05</text:span></text:p>
      <text:p text:style-name="P8"><text:span text:style-name="T2"><text:s text:c="10"/>Title <text:s text:c="20"/>Date and Time</text:span></text:p>
      <text:p text:style-name="P8"><text:span text:style-name="T2"><text:s text:c="10"/>Description <text:s text:c="9"/>This action is done to select on which date on what time he wants to travel.</text:span></text:p>
      <text:p text:style-name="P8"><text:span text:style-name="T2"><text:s text:c="10"/>Priority <text:s text:c="16"/>2</text:span></text:p>
      <text:p text:style-name="P4"/>
      <text:p text:style-name="P8"><text:span text:style-name="T2"><text:s text:c="10"/>Requirement <text:s text:c="8"/>ID R1.01.06</text:span></text:p>
      <text:p text:style-name="P8"><text:span text:style-name="T2"><text:s text:c="10"/>Title <text:s text:c="21"/>Ticket Issuing</text:span></text:p>
      <text:p text:style-name="P8"><text:span text:style-name="T2"><text:s text:c="10"/>Description <text:s text:c="10"/>This action is done to issue ticket according the condition selected.</text:span></text:p>
      <text:p text:style-name="P8"><text:span text:style-name="T2"><text:s text:c="10"/>Priority <text:s text:c="17"/>2</text:span></text:p>
      <text:p text:style-name="P4"><text:s/></text:p>
      <text:p text:style-name="P8"><text:span text:style-name="T2"><text:s text:c="10"/>Requirement <text:s text:c="8"/>ID R1.01.07</text:span></text:p>
      <text:p text:style-name="P8"><text:span text:style-name="T2"><text:s text:c="10"/>Title <text:s text:c="21"/>Coach Allocation</text:span></text:p>
      <text:p text:style-name="P8"><text:span text:style-name="T2"><text:s text:c="10"/>Description <text:s text:c="10"/>This action is done to allocate seats and coaches .</text:span></text:p>
      <text:p text:style-name="P8"><text:span text:style-name="T2"><text:s text:c="10"/>Priority <text:s text:c="17"/>2</text:span></text:p>
      <text:p text:style-name="P4"/>
      <text:p text:style-name="P4"/>
      <text:p text:style-name="P4"/>
      <text:p text:style-name="P4"/>
      <text:p text:style-name="P4"/>
      <text:p text:style-name="P4"/>
      <text:p text:style-name="P4"/>
      <text:p text:style-name="P4"/>
      <text:p text:style-name="P4"/>
      <text:p text:style-name="P4"><text:soft-page-break/></text:p>
      <text:p text:style-name="P6">4.2 Nonfunctional Requirements</text:p>
      <text:p text:style-name="P6"/>
      <text:p text:style-name="P6"/>
      <text:p text:style-name="P6"/>
      <text:p text:style-name="P6"/>
      <text:p text:style-name="P6"/>
      <text:p text:style-name="P8"><text:span text:style-name="T10"><text:s text:c="8"/></text:span><text:span text:style-name="T2"><text:s/>Requirement <text:s text:c="7"/>ID R2.01.01</text:span></text:p>
      <text:p text:style-name="P8"><text:span text:style-name="T2"><text:s text:c="10"/>Title <text:s text:c="20"/>Providing Security</text:span></text:p>
      <text:p text:style-name="P8"><text:span text:style-name="T2"><text:s text:c="10"/>Description <text:s text:c="9"/>This action is done to provide complete security for transactions.</text:span></text:p>
      <text:p text:style-name="P8"><text:span text:style-name="T2"><text:s text:c="10"/>Priority <text:s text:c="16"/>1</text:span></text:p>
      <text:p text:style-name="P4"><text:s/></text:p>
      <text:p text:style-name="P8"><text:span text:style-name="T2"><text:s text:c="10"/>Requirement <text:s text:c="7"/>ID R2.01.02</text:span></text:p>
      <text:p text:style-name="P8"><text:span text:style-name="T2"><text:s text:c="10"/>Title <text:s text:c="20"/>ID verification</text:span></text:p>
      <text:p text:style-name="P8"><text:span text:style-name="T2"><text:s text:c="10"/>Description <text:s text:c="9"/>This action is done to verifying ID of the Registered users.</text:span></text:p>
      <text:p text:style-name="P8"><text:span text:style-name="T2"><text:s text:c="10"/>Priority <text:s text:c="16"/>2</text:span></text:p>
      <text:p text:style-name="P4"/>
      <text:p text:style-name="P8"><text:span text:style-name="T2"><text:s text:c="10"/>Requirement <text:s text:c="7"/>ID R2.01.03</text:span></text:p>
      <text:p text:style-name="P8"><text:span text:style-name="T2"><text:s text:c="10"/>Title <text:s text:c="20"/>Payment Management</text:span></text:p>
      <text:p text:style-name="P8"><text:span text:style-name="T2"><text:s text:c="10"/>Description <text:s text:c="9"/>This action is done to charging user with journey fees.</text:span></text:p>
      <text:p text:style-name="P8"><text:span text:style-name="T2"><text:s text:c="10"/>Priority <text:s text:c="16"/>2</text:span></text:p>
      <text:p text:style-name="P4"><text:s text:c="3"/></text:p>
      <text:p text:style-name="P8"><text:span text:style-name="T2"><text:s text:c="10"/>Requirement <text:s text:c="8"/>ID R2.01.06</text:span></text:p>
      <text:p text:style-name="P8"><text:span text:style-name="T2"><text:s text:c="10"/>Title <text:s text:c="21"/>Reliable</text:span></text:p>
      <text:p text:style-name="P8"><text:span text:style-name="T2"><text:s text:c="10"/>Description <text:s text:c="10"/>The system should be reliable at any given time.</text:span></text:p>
      <text:p text:style-name="P8"><text:span text:style-name="T2"><text:s text:c="10"/>Priority <text:s text:c="17"/>2</text:span></text:p>
      <text:p text:style-name="P4"><text:s/></text:p>
      <text:p text:style-name="P8"><text:span text:style-name="T2"><text:s text:c="10"/>Requirement <text:s text:c="8"/>ID R2.01.07</text:span></text:p>
      <text:p text:style-name="P8"><text:span text:style-name="T2"><text:s text:c="10"/>Title <text:s text:c="21"/>Correctness</text:span></text:p>
      <text:p text:style-name="P8"><text:span text:style-name="T2"><text:s text:c="10"/>Description <text:s text:c="10"/>The input entered by users should be correct.</text:span></text:p>
      <text:p text:style-name="P8"><text:span text:style-name="T2"><text:s text:c="10"/>Priority <text:s text:c="17"/>2</text:span></text:p>
      <text:p text:style-name="P4"><text:s/></text:p>
      <text:p text:style-name="P4"><text:s text:c="6"/></text:p>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text:soft-page-break/><text:span text:style-name="T1">5. <text:s text:c="2"/>Appendix A: Glossary</text:span></text:p>
      <text:p text:style-name="P29"/>
      <text:p text:style-name="P8"><text:span text:style-name="T9"><text:s text:c="12"/>CSS <text:s/><text:tab/><text:tab/><text:tab/><text:tab/>Cascading Style Sheets is a feature to give users and<text:tab/><text:tab/><text:tab/><text:tab/><text:tab/><text:tab/>developers more control on how web site pages are <text:s/>displayed. </text:span></text:p>
      <text:p text:style-name="P28"><text:span text:style-name="T9"><text:s/><text:tab/>Database <text:s/><text:tab/><text:tab/><text:tab/>Is a structured collection of records or data that is stored in a<text:tab/><text:tab/><text:tab/><text:tab/><text:tab/>computer system. In our system, this may pertain to flight<text:tab/><text:tab/><text:tab/><text:tab/><text:tab/><text:tab/>records or user information. </text:span></text:p>
      <text:p text:style-name="P28"><text:span text:style-name="T9"><text:s/><text:tab/>Dynamic Links <text:s text:c="3"/><text:tab/><text:tab/>A pointer to a particular scope called during runtime. </text:span></text:p>
      <text:p text:style-name="P28"><text:span text:style-name="T9"><text:s/><text:tab/>HTTP <text:tab/><text:tab/><text:tab/><text:tab/>Hyper Text Transfer Protocol is the underlying protocol used<text:tab/><text:tab/><text:tab/><text:tab/><text:tab/>by the World Wide Web. It defines how messages are<text:tab/><text:tab/><text:tab/><text:tab/><text:tab/><text:tab/>formatted and transmitted and what actions should be taken in<text:tab/><text:tab/><text:tab/><text:tab/><text:tab/>response to various commands. <text:s/></text:span></text:p>
      <text:p text:style-name="P28"><text:span text:style-name="T8"><text:s/><text:tab/>Hyper Links <text:tab/><text:tab/><text:tab/>Also called link, is a directly followable reference within a<text:tab/><text:tab/><text:tab/><text:tab/><text:tab/><text:tab/>hypertext document. </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Liberation Serif" svg:font-family="'Liberation Serif'" style:font-family-generic="roman" style:font-pitch="variable"/>
    <style:font-face style:name="Mangal1" svg:font-family="Mangal, 'Courier New'"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Courier New'"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Courier New'"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Courier New'"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7z3"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9z3"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Default_20_Paragraph_20_Font" style:display-name="Default Paragraph Font"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RMS<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RMS<text:tab/><text:tab/>Pag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9-01-27T13:01:00</meta:creation-date>
    <dc:date>2019-02-13T15:16:06.099088647</dc:date>
    <meta:editing-cycles>17</meta:editing-cycles>
    <meta:editing-duration>PT36M43S</meta:editing-duration>
    <meta:document-statistic meta:table-count="0" meta:image-count="0" meta:object-count="0" meta:page-count="9" meta:paragraph-count="187" meta:word-count="1841" meta:character-count="12815" meta:non-whitespace-character-count="9847"/>
    <meta:generator>LibreOffice/5.3.0.3$Linux_X86_64 LibreOffice_project/7074905676c47b82bbcfbea1aeefc84afe1c50e1</meta:generator>
  </office:meta>
</office:document-meta>
</file>